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609cm"/>
    </style:style>
    <style:style style:name="co2" style:family="table-column">
      <style:table-column-properties fo:break-before="auto" style:column-width="1.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4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3.306cm" svg:height="7.208cm" svg:x="0.191cm" svg:y="1.832cm">
            <draw:object draw:notify-on-update-of-ranges="Feuille1.L2:Feuille1.L8 Feuille1.M2:Feuille1.M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285cm" svg:height="6.463cm" svg:x="0.705cm" svg:y="9.483cm">
            <draw:object draw:notify-on-update-of-ranges="Feuille1.L10:Feuille1.L16 Feuille1.M10:Feuille1.M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7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3" table:number-columns-repeated="1007" table:default-cell-style-name="ce1"/>
        <table:table-row table:style-name="ro1">
          <table:table-cell office:value-type="string" calcext:value-type="string">
            <text:p>Nombre de téléphon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bre de personn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number-columns-repeated="10"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number-columns-repeated="11"/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0 télépho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1 téléphone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2 téléphone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3 téléphone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4 téléphone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5 téléphone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6 téléphone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5:24:29.449691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30:14.301211334</meta:creation-date>
    <meta:generator>LibreOffice/6.4.7.2$Linux_X86_64 LibreOffice_project/40$Build-2</meta:generator>
    <dc:date>2022-05-05T17:45:35.317100166</dc:date>
    <meta:editing-duration>PT1H8M25S</meta:editing-duration>
    <meta:editing-cycles>1</meta:editing-cycles>
    <meta:document-statistic meta:table-count="1" meta:cell-count="4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07cm" svg:height="7.209cm" xlink:href=".." xlink:type="simple" chart:class="chart:bar" chart:style-name="ch1">
        <chart:plot-area chart:style-name="ch2" table:cell-range-address="Feuille1.L2:Feuille1.M8" chart:data-source-has-labels="column" svg:x="1.421cm" svg:y="0.144cm" svg:width="11.62cm" svg:height="5.796cm">
          <chartooo:coordinate-region svg:x="1.91cm" svg:y="0.37cm" svg:width="11.131cm" svg:height="4.87cm"/>
          <chart:axis chart:dimension="x" chart:name="primary-x" chart:style-name="ch3" chartooo:axis-type="auto">
            <chartooo:date-scale/>
            <chart:title svg:x="5.012cm" svg:y="6.084cm" chart:style-name="ch4">
              <text:p>Nombre de téléphones</text:p>
            </chart:title>
            <chart:categories table:cell-range-address="Feuille1.L2:Feuille1.L8"/>
          </chart:axis>
          <chart:axis chart:dimension="y" chart:name="primary-y" chart:style-name="ch5">
            <chart:title svg:x="0.451cm" svg:y="5.208cm" chart:style-name="ch6">
              <text:p>Nombre de personnes</text:p>
            </chart:title>
            <chart:grid chart:style-name="ch7" chart:class="major"/>
          </chart:axis>
          <chart:series chart:style-name="ch8" chart:values-cell-range-address="Feuille1.M2:Feuille1.M8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L2:Feuille1.L8</svg:desc>
                </draw:g>
              </table:table-cell>
              <table:table-cell office:value-type="float" office:value="2">
                <text:p>2</text:p>
                <draw:g>
                  <svg:desc>Feuille1.M2:Feuille1.M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font-size="12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2a6099"/>
    </style:style>
    <style:style style:name="ch10" style:family="chart">
      <style:graphic-properties draw:fill-color="#ff0000"/>
    </style:style>
    <style:style style:name="ch11" style:family="chart">
      <style:graphic-properties draw:fill-color="#ff4000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286cm" svg:height="6.464cm" xlink:href=".." xlink:type="simple" chart:class="chart:circle" chart:style-name="ch1">
        <chart:legend chart:legend-position="end" svg:x="9.008cm" svg:y="1.253cm" style:legend-expansion="high" chart:style-name="ch2"/>
        <chart:plot-area chart:style-name="ch3" table:cell-range-address="Feuille1.L10:Feuille1.M16" chart:data-source-has-labels="column" svg:x="0.245cm" svg:y="0.129cm" svg:width="8.518cm" svg:height="6.206cm">
          <chartooo:coordinate-region svg:x="1.401cm" svg:y="0.13cm" svg:width="6.205cm" svg:height="6.205cm"/>
          <chart:axis chart:dimension="x" chart:name="primary-x" chart:style-name="ch4" chartooo:axis-type="auto">
            <chartooo:date-scale/>
            <chart:categories table:cell-range-address="Feuille1.L10:Feuille1.L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M10:Feuille1.M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string">
                <text:p>0 téléphone</text:p>
                <draw:g>
                  <svg:desc>Feuille1.L10:Feuille1.L16</svg:desc>
                </draw:g>
              </table:table-cell>
              <table:table-cell office:value-type="float" office:value="2">
                <text:p>2</text:p>
                <draw:g>
                  <svg:desc>Feuille1.M10:Feuille1.M16</svg:desc>
                </draw:g>
              </table:table-cell>
            </table:table-row>
            <table:table-row>
              <table:table-cell office:value-type="string">
                <text:p>1 téléphon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 téléphon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 téléphon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 téléphon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 téléphon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 téléphone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